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031cm" fo:min-width="23.985cm"/>
    </style:style>
    <style:style style:name="gr2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6.252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4.449cm" fo:min-width="6.252cm"/>
    </style:style>
    <style:style style:name="gr4" style:family="graphic" style:parent-style-name="standard">
      <style:graphic-properties svg:stroke-color="#000000" draw:fill-color="#008000" draw:textarea-horizontal-align="justify" draw:textarea-vertical-align="middle" draw:auto-grow-height="false" fo:min-height="1.909cm" fo:min-width="23.985cm"/>
    </style:style>
    <style:style style:name="gr5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6.256cm"/>
    </style:style>
    <style:style style:name="P1" style:family="paragraph">
      <style:paragraph-properties fo:text-align="center"/>
    </style:style>
    <style:style style:name="P2" style:family="paragraph">
      <loext:graphic-properties draw:fill-color="#d22b2b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00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485cm" svg:height="4.281cm" svg:x="1.741cm" svg:y="3.196cm">
          <text:p text:style-name="P1">User Space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52cm" svg:height="2.162cm" svg:x="1.741cm" svg:y="10.902cm">
            <text:p text:style-name="P1">Microkern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6.752cm" svg:height="4.699cm" svg:x="1.741cm" svg:y="13.696cm">
            <text:p text:style-name="P1">Hardware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24.485cm" svg:height="2.159cm" svg:x="1.715cm" svg:y="8.11cm">
          <text:p text:style-name="P1">System Space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6.756cm" svg:height="2.162cm" svg:x="10.614cm" svg:y="10.902cm">
            <text:p text:style-name="P1">Microkern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6.752cm" svg:height="4.699cm" svg:x="10.616cm" svg:y="13.696cm">
            <text:p text:style-name="P1">Hardwar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2" draw:layer="layout" svg:width="6.756cm" svg:height="2.162cm" svg:x="19.489cm" svg:y="10.902cm">
            <text:p text:style-name="P1">Microkernel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752cm" svg:height="4.699cm" svg:x="19.491cm" svg:y="13.696cm">
            <text:p text:style-name="P1">Hardwar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58:39.440792572</meta:creation-date>
    <dc:date>2017-06-13T16:03:32.962726924</dc:date>
    <meta:editing-duration>PT4M53S</meta:editing-duration>
    <meta:editing-cycles>2</meta:editing-cycles>
    <meta:generator>LibreOffice/5.3.3.2$Linux_X86_64 LibreOffice_project/30m0$Build-2</meta:generator>
    <meta:document-statistic meta:object-count="11"/>
  </office:meta>
</office:document-meta>
</file>